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c54" officeooo:paragraph-rsid="000fac54"/>
    </style:style>
    <style:style style:name="P2" style:family="paragraph" style:parent-style-name="Standard">
      <style:paragraph-properties fo:break-before="page"/>
      <style:text-properties officeooo:rsid="000fac54" officeooo:paragraph-rsid="000fac54"/>
    </style:style>
    <style:style style:name="P3" style:family="paragraph" style:parent-style-name="Standard">
      <style:text-properties officeooo:rsid="0011ef64" officeooo:paragraph-rsid="0011ef64"/>
    </style:style>
    <style:style style:name="P4" style:family="paragraph" style:parent-style-name="Standard">
      <style:paragraph-properties fo:break-before="page"/>
      <style:text-properties officeooo:rsid="0011ef64" officeooo:paragraph-rsid="0011ef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Microsoft (R) Macro Assembler Version 5.00 <text:s text:c="17"/>3/3/17 01:10:01</text:p>
      <text:p text:style-name="P3"><text:s text:c="61"/>Page <text:s text:c="4"/>1-1</text:p>
      <text:p text:style-name="P3"/>
      <text:p text:style-name="P3"/>
      <text:p text:style-name="P3"><text:tab/><text:tab/><text:tab/><text:tab/>.386 </text:p>
      <text:p text:style-name="P3"><text:s/>0000<text:tab/><text:tab/><text:tab/><text:tab/>Data Segment </text:p>
      <text:p text:style-name="P3"><text:s/>0000 <text:s/>64 62 73 74 72 69 6E<text:tab/>vars db "dbstring" </text:p>
      <text:p text:style-name="P3"><text:s text:c="7"/>67<text:tab/><text:tab/><text:tab/></text:p>
      <text:p text:style-name="P3"><text:s/>0008 <text:s/>2324F113<text:tab/><text:tab/><text:tab/>ddVar dd 13f12423h </text:p>
      <text:p text:style-name="P3"><text:s/>000C <text:s/>0023<text:tab/><text:tab/><text:tab/>dwvar dw 23h </text:p>
      <text:p text:style-name="P3"><text:s/>= 001F<text:tab/><text:tab/><text:tab/><text:tab/>kvar = 1fh </text:p>
      <text:p text:style-name="P3"><text:s/>000E<text:tab/><text:tab/><text:tab/><text:tab/>Data ends </text:p>
      <text:p text:style-name="P3"><text:tab/><text:tab/><text:tab/><text:tab/> </text:p>
      <text:p text:style-name="P3"><text:s/>0000<text:tab/><text:tab/><text:tab/><text:tab/>Code Segment </text:p>
      <text:p text:style-name="P3"><text:tab/><text:tab/><text:tab/><text:tab/> </text:p>
      <text:p text:style-name="P3"><text:tab/><text:tab/><text:tab/><text:tab/>Assume cs:Code,ds:Data </text:p>
      <text:p text:style-name="P3"><text:s/>0000<text:tab/><text:tab/><text:tab/><text:tab/><text:tab/>labl1: </text:p>
      <text:p text:style-name="P3"><text:s/>0000 <text:s/>FA<text:tab/><text:tab/><text:tab/><text:tab/>cli </text:p>
      <text:p text:style-name="P3"><text:s/>0001 <text:s/>3B 44BE 08<text:tab/><text:tab/><text:tab/>cmp eax, [esi+edi*4+8] </text:p>
      <text:p text:style-name="P3"><text:s/>0005 <text:s/>66| E3 29<text:tab/><text:tab/><text:tab/>jcxz short lable </text:p>
      <text:p text:style-name="P3"><text:s/>0008 <text:s/>80 7458 04 1F<text:tab/><text:tab/><text:tab/>xor byte ptr [eax+ebx*2+4], kvar </text:p>
      <text:p text:style-name="P3"><text:s/>000D <text:s/>83 35 00000008 R 22<text:tab/><text:tab/>xor ddvar, 22h </text:p>
      <text:p text:style-name="P3"><text:s/>0014 <text:s/>B8 00000022<text:tab/><text:tab/><text:tab/>mov eax, 22h </text:p>
      <text:p text:style-name="P3"><text:s/>0019 <text:s/>B4 1F<text:tab/><text:tab/><text:tab/><text:tab/>mov ah, kvar </text:p>
      <text:p text:style-name="P3"><text:s/>001B <text:s/>83 F8 1F<text:tab/><text:tab/><text:tab/><text:tab/>cmp eax, kvar </text:p>
      <text:p text:style-name="P3"><text:s/>001E <text:s/>66| E3 DF<text:tab/><text:tab/><text:tab/>jcxz near ptr labl1 </text:p>
      <text:p text:style-name="P3"><text:s/>0021 <text:s/>F6 FF<text:tab/><text:tab/><text:tab/><text:tab/>idiv bh </text:p>
      <text:p text:style-name="P3"><text:s/>0023 <text:s/>8B D8<text:tab/><text:tab/><text:tab/><text:tab/>mov ebx,eax </text:p>
      <text:p text:style-name="P3"><text:s/>0025 <text:s/>F7 FB<text:tab/><text:tab/><text:tab/><text:tab/>idiv ebx </text:p>
      <text:p text:style-name="P3"><text:s/>0027 <text:s/>8A D8<text:tab/><text:tab/><text:tab/><text:tab/>mov bl,al </text:p>
      <text:p text:style-name="P3"><text:s/>0029 <text:s/>F6 F8<text:tab/><text:tab/><text:tab/><text:tab/>idiv al </text:p>
      <text:p text:style-name="P3"><text:s/>002B <text:s/>86 4498 06<text:tab/><text:tab/><text:tab/>xchg byte ptr [ebx*4+eax+6], al </text:p>
      <text:p text:style-name="P3"><text:s/>002F <text:s/>F7 F8<text:tab/><text:tab/><text:tab/><text:tab/>idiv eax </text:p>
      <text:p text:style-name="P3"><text:s/>0031<text:tab/><text:tab/><text:tab/><text:tab/><text:tab/>lable: </text:p>
      <text:p text:style-name="P3"><text:s/>0031 <text:s/>CD 21<text:tab/><text:tab/><text:tab/><text:tab/>int 21h </text:p>
      <text:p text:style-name="P3"><text:s/>0033<text:tab/><text:tab/><text:tab/><text:tab/>Code ends </text:p>
      <text:p text:style-name="P3"><text:tab/><text:tab/><text:tab/><text:tab/>end </text:p>
      <text:p text:style-name="P3"/>
      <text:p text:style-name="P4">#Microsoft (R) Macro Assembler Version 5.00 <text:s text:c="17"/>3/3/17 01:10:01</text:p>
      <text:p text:style-name="P3"><text:s text:c="61"/>Symbols-1</text:p>
      <text:p text:style-name="P3"/>
      <text:p text:style-name="P3"/>
      <text:p text:style-name="P3"/>
      <text:p text:style-name="P3"/>
      <text:p text:style-name="P3"><text:s text:c="16"/>N a m e <text:s text:c="8"/><text:tab/>Size<text:tab/>Length<text:tab/> Align<text:tab/>Combine Class</text:p>
      <text:p text:style-name="P3"/>
      <text:p text:style-name="P3">CODE . . . . . . . . . . . . . . <text:s/><text:tab/>32 Bit<text:tab/>0033<text:tab/>PARA<text:tab/>NONE<text:tab/></text:p>
      <text:p text:style-name="P3">DATA . . . . . . . . . . . . . . <text:s/><text:tab/>32 Bit<text:tab/>000E<text:tab/>PARA<text:tab/>NONE<text:tab/></text:p>
      <text:p text:style-name="P3"/>
      <text:p text:style-name="P3">Symbols: <text:s text:c="11"/></text:p>
      <text:p text:style-name="P3"/>
      <text:p text:style-name="P3"><text:s text:c="16"/>N a m e <text:s text:c="8"/><text:tab/>Type<text:tab/> Value<text:tab/> Attr</text:p>
      <text:p text:style-name="P3"/>
      <text:p text:style-name="P3">DDVAR <text:s/>. . . . . . . . . . . . . <text:s/><text:tab/>L DWORD<text:tab/>0008<text:tab/>DATA</text:p>
      <text:p text:style-name="P3">DWVAR <text:s/>. . . . . . . . . . . . . <text:s/><text:tab/>L WORD<text:tab/>000C<text:tab/>DATA</text:p>
      <text:p text:style-name="P3"/>
      <text:p text:style-name="P3">KVAR . . . . . . . . . . . . . . <text:s/><text:tab/>NUMBER<text:tab/>001F<text:tab/></text:p>
      <text:p text:style-name="P3"/>
      <text:p text:style-name="P3">LABL1 <text:s/>. . . . . . . . . . . . . <text:s/><text:tab/>L NEAR<text:tab/>0000<text:tab/>CODE</text:p>
      <text:p text:style-name="P3">LABLE <text:s/>. . . . . . . . . . . . . <text:s/><text:tab/>L NEAR<text:tab/>0031<text:tab/>CODE</text:p>
      <text:p text:style-name="P3"/>
      <text:p text:style-name="P3">VARS . . . . . . . . . . . . . . <text:s/><text:tab/>L BYTE<text:tab/>0000<text:tab/>DATA</text:p>
      <text:p text:style-name="P3"/>
      <text:p text:style-name="P3">@FILENAME <text:s/>. . . . . . . . . . . <text:s/><text:tab/>TEXT <text:s/>asm<text:tab/><text:tab/></text:p>
      <text:p text:style-name="P3"/>
      <text:p text:style-name="P3"/>
      <text:p text:style-name="P3"><text:s text:c="5"/>32 Source <text:s/>Lines</text:p>
      <text:p text:style-name="P3"><text:s text:c="5"/>32 Total <text:s text:c="2"/>Lines</text:p>
      <text:p text:style-name="P3"><text:s text:c="5"/>10 Symbols</text:p>
      <text:p text:style-name="P3"/>
      <text:p text:style-name="P3"><text:s text:c="2"/>51002 + 465542 Bytes symbol space free</text:p>
      <text:p text:style-name="P3"/>
      <text:p text:style-name="P3"><text:s text:c="6"/>0 Warning Errors</text:p>
      <text:p text:style-name="P3"><text:s text:c="6"/>0 Severe <text:s/>Err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1:32:15.300861574</meta:creation-date>
    <dc:date>2017-03-03T15:54:05.527959465</dc:date>
    <meta:editing-duration>PT1M4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55" meta:word-count="373" meta:character-count="1907" meta:non-whitespace-character-count="1121"/>
  </office:meta>
</office:document-meta>
</file>